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3344A367220.png"/>
  <manifest:file-entry manifest:media-type="image/png" manifest:full-path="Pictures/1000000000000334000003347DF035F2.png"/>
  <manifest:file-entry manifest:media-type="image/png" manifest:full-path="Pictures/100000000000033400000334D5FDBF6A.png"/>
  <manifest:file-entry manifest:media-type="image/png" manifest:full-path="Pictures/100000000000033400000334C0E73D7F.png"/>
  <manifest:file-entry manifest:media-type="image/png" manifest:full-path="Pictures/100000000000033400000334F6A83D4D.png"/>
  <manifest:file-entry manifest:media-type="image/png" manifest:full-path="Pictures/100000000000033400000334CE8630A7.png"/>
  <manifest:file-entry manifest:media-type="image/png" manifest:full-path="Pictures/10000000000003340000033477BF1AC7.png"/>
  <manifest:file-entry manifest:media-type="image/png" manifest:full-path="Pictures/100000000000033400000334D9FD441B.png"/>
  <manifest:file-entry manifest:media-type="image/png" manifest:full-path="Pictures/100000000000033400000334DB108623.png"/>
  <manifest:file-entry manifest:media-type="image/png" manifest:full-path="Pictures/1000000000000334000003342A8151CB.png"/>
  <manifest:file-entry manifest:media-type="image/png" manifest:full-path="Pictures/100000000000033400000334649168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02cm" svg:height="4.902cm" svg:x="1cm" svg:y="1cm">
          <draw:image xlink:href="Pictures/100000000000033400000334DB108623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D9FD441B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7DF035F2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D5FDBF6A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CE8630A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4A367220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5.902cm">
          <draw:image xlink:href="Pictures/10000000000003340000033464916863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5.902cm">
          <draw:image xlink:href="Pictures/1000000000000334000003342A8151CB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10.779cm">
          <draw:image xlink:href="Pictures/100000000000033400000334C0E73D7F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0.779cm">
          <draw:image xlink:href="Pictures/100000000000033400000334F6A83D4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902cm" svg:height="4.902cm" svg:x="1cm" svg:y="1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1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cm" svg:y="5.902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5.902cm" svg:y="5.902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0.77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10.779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0.779cm" svg:y="5.902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5.902cm">
          <draw:image xlink:href="Pictures/10000000000003340000033477BF1AC7.png" xlink:type="simple" xlink:show="embed" xlink:actuate="onLoad">
            <text:p/>
          </draw:image>
        </draw:frame>
        <draw:frame draw:style-name="gr1" draw:text-style-name="P1" draw:layer="layout" svg:width="4.902cm" svg:height="4.902cm" svg:x="15.681cm" svg:y="1cm">
          <draw:image xlink:href="Pictures/10000000000003340000033477BF1A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18:58:33.99</meta:creation-date>
    <dc:date>2022-02-21T21:47:28.95</dc:date>
    <meta:editing-duration>PT1H12M39S</meta:editing-duration>
    <meta:editing-cycles>3</meta:editing-cycles>
    <meta:generator>OpenOffice/4.1.6$Win32 OpenOffice.org_project/416m1$Build-9790</meta:generator>
    <meta:print-date>2022-02-21T20:40:04.40</meta:print-date>
    <meta:document-statistic meta:object-count="20"/>
  </office:meta>
</office:document-meta>
</file>